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rsid="000e8ef1" officeooo:paragraph-rsid="000e8ef1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officeooo:rsid="000e8ef1" officeooo:paragraph-rsid="000e8ef1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0e8ef1" officeooo:paragraph-rsid="000e8ef1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bliografía</text:p>
      <text:p text:style-name="P1"/>
      <text:list xml:id="list4666266227669666384" text:style-name="L1">
        <text:list-item>
          <text:p text:style-name="P2"><text:a xlink:type="simple" xlink:href="https://stackoverflow.com/questions/2001626/fgets-function-in-c" text:style-name="Internet_20_link" text:visited-style-name="Visited_20_Internet_20_Link">https://stackoverflow.com/questions/2001626/fgets-function-in-c</text:a></text:p>
        </text:list-item>
        <text:list-item>
          <text:p text:style-name="P2"><text:a xlink:type="simple" xlink:href="https://stackoverflow.com/questions/22608160/atom-change-indentation-mode" text:style-name="Internet_20_link" text:visited-style-name="Visited_20_Internet_20_Link">https://stackoverflow.com/questions/22608160/atom-change-indentation-mode</text:a>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8:35:29.806608934</meta:creation-date>
    <dc:date>2017-09-19T18:38:54.429880045</dc:date>
    <meta:editing-duration>PT3M26S</meta:editing-duration>
    <meta:editing-cycles>1</meta:editing-cycles>
    <meta:document-statistic meta:table-count="0" meta:image-count="0" meta:object-count="0" meta:page-count="1" meta:paragraph-count="4" meta:word-count="6" meta:character-count="151" meta:non-whitespace-character-count="151"/>
    <meta:generator>LibreOffice/5.2.7.2$Linux_X86_64 LibreOffice_project/20m0$Build-2</meta:generator>
  </office:meta>
</office:document-meta>
</file>